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in" fo:margin-bottom="0.1043in" loext:contextual-spacing="false" fo:background-color="#ffffff"/>
      <style:text-properties fo:color="#555555" style:font-name="Verdana" fo:font-size="9pt" style:font-size-asian="9pt" style:font-size-complex="9pt"/>
    </style:style>
    <style:style style:name="P2" style:family="paragraph" style:parent-style-name="Normal_20__28_Web_29_">
      <loext:graphic-properties draw:fill="solid" draw:fill-color="#ffffff"/>
      <style:paragraph-properties fo:margin-top="0in" fo:margin-bottom="0.25in" loext:contextual-spacing="false" fo:background-color="#ffffff"/>
    </style:style>
    <style:style style:name="P3" style:family="paragraph" style:parent-style-name="Normal_20__28_Web_29_" style:master-page-name="Standard">
      <loext:graphic-properties draw:fill="solid" draw:fill-color="#ffffff"/>
      <style:paragraph-properties fo:margin-top="0in" fo:margin-bottom="0.1043in" loext:contextual-spacing="false" style:page-number="auto" fo:background-color="#ffffff"/>
      <style:text-properties fo:color="#555555" style:font-name="Verdana" fo:font-size="9pt" style:font-size-asian="9pt" style:font-size-complex="9pt"/>
    </style:style>
    <style:style style:name="P4" style:family="paragraph" style:parent-style-name="Normal_20__28_Web_29_">
      <loext:graphic-properties draw:fill="solid" draw:fill-color="#ffffff"/>
      <style:paragraph-properties fo:margin-top="0in" fo:margin-bottom="0.1043in" loext:contextual-spacing="false" fo:background-color="#ffffff"/>
      <style:text-properties fo:color="#555555" style:font-name="Verdana" fo:font-size="9pt" style:font-size-asian="9pt" style:font-size-complex="9pt"/>
    </style:style>
    <style:style style:name="P5" style:family="paragraph" style:parent-style-name="Normal_20__28_Web_29_">
      <loext:graphic-properties draw:fill="solid" draw:fill-color="#ffffff"/>
      <style:paragraph-properties fo:margin-top="0in" fo:margin-bottom="0.25in" loext:contextual-spacing="false" fo:background-color="#ffffff"/>
      <style:text-properties fo:color="#4a474b" style:font-name="Arial1" style:font-name-complex="Arial2"/>
    </style:style>
    <style:style style:name="T1" style:family="text">
      <style:text-properties fo:color="#4a474b" style:font-name="Arial1" style:font-name-complex="Arial2"/>
    </style:style>
    <style:style style:name="T2" style:family="text">
      <style:text-properties fo:color="#783d98" style:font-name="Arial1"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three act play is regarded as possibly the first ever feminist play, so I knew I had to read it.  I was naturally curious as to what feminist issues the play would address.  Although it’s difficult to pin down exactly what it is addressing, the content and the title point toward women being treated as playthings, as men’s own versions of dolls to make do whatever they wish in their perfectly-imagined household.</text:p>
      <text:p text:style-name="P1">The three acts are all written so that they may remain in one room.  This is convenient for the actors, of course, but I also personally enjoy seeing a story unfold all in one room.  It takes skill to make that happen, and it makes the whole story feel more personal and urgent.</text:p>
      <text:p text:style-name="P1">At first I was annoyed by how Nora allows Torvald to speak to her, addressing her as his “little squirrel” and “songbird,” as well as making it evident he doesn’t think she has a capable brain in her skull.  He is painfully selfish, apparently viewing her entire existence as only for him.  Of course, this is all part of the set-up for the ending, and makes the ending surprisingly enjoyable.</text:p>
      <text:p text:style-name="P1">It is a short read, but the play itself takes about three hours to perform, making it an excellent length.  The dialogue and mystery of the debt are intriguing enough to hold one’s attention, as well as not suffering too much from older English dialects.  This may partly be because it is translated from Norwegian of course, but still.</text:p>
      <text:p text:style-name="P1">There is one element of the ending that I find confusing, and I’m not entirely certain if I’m supposed to be confused or not.  This combined with some of the more annoying aspects of the first act prevent me from loving the play, but it is still highly likeable.</text:p>
      <text:p text:style-name="P1">I recommend this 1879 three-act play to those interested in older versions of the theater, as well as those interested in feminism.  It is not only entertaining, but leads one to consider both gender and marriage roles.</text:p>
      <text:p text:style-name="P1"/>
      <text:p text:style-name="P1"/>
      <text:p text:style-name="P1"/>
      <text:p text:style-name="P1"/>
      <text:p text:style-name="P1"/>
      <text:p text:style-name="P1"/>
      <text:p text:style-name="P2"><text:span text:style-name="Emphasis"><text:span text:style-name="T1">A Doll’s House</text:span></text:span><text:span text:style-name="T1"> is a play written by Henrik Ibsen and published in 1879. The play is written in three acts, and takes plac <text:s text:c="43"/>e in the home of Torvald and Nora Helmer. It is Christmastime and the household is getting ready for the holiday. In Act I, the reader learns that Nora has committed a crime: a year before, with Torvald ill and needing a trip to Southern Italy to heal, Nora procured a loan without her husband’s knowledge and by forging her father’s signature. She has been faithfully paying off the loan, even working a bit in order to raise the funds to do so. Now, it appears that she will be out from under this financial burden and no one will be the wiser. But, as the play continues, there is a turn of events. A loan officer threatens to reveal Nora’s crime to her husband, perhaps even to seek legal action against her. Nora seeks assistance from her friend, Christine, and the two attempt to use their womanly wiles to get out of the difficult situation. The end of the play proves to be scandalous for the times -and I won’t reveal it here. Suffice it to say, that Ibsen’s play caused an uproar in Victorian society and many performances of it were changed to reveal a more conservative ending.</text:span></text:p>
      <text:p text:style-name="P2"><text:span text:style-name="T1">I found this to be an interesting book. It is very short (less than 100 pages) and certainly reflects the writing style and sensibilities of the times. Torvald is quite demeaning and paternalistic towards Nora, calling her cutesy names such as “sweet little skylark” and insults her ability to handle money by referring to her as “featherhead.” He is controlling – dictating what she can and cannot eat, and what </text:span><text:soft-page-break/><text:span text:style-name="T1">she should wear to a party. Initially, Nora plays along with all of this. She appears to be a bit of an airhead and does not seem to have an ounce of sense about her. But, gradually her character is revealed to be someone who is much stronger willed and intelligent than she first appears.</text:span></text:p>
      <text:p text:style-name="P2"><text:span text:style-name="Emphasis"><text:span text:style-name="T1">A Doll’s House</text:span></text:span><text:span text:style-name="T1"> is considered to be classic feminist literature. Written at a time when women were still considered to be the property of their husbands, having no money of their own and prohibited from dealing in business without the consent of their husbands – the play takes a liberal stance on the role of women in society. Specifically, it looks at the emancipation of women from the control of men.</text:span></text:p>
      <text:p text:style-name="P5">Money is one means by which power is obtained – and in Ibsen’s play, that idea becomes central. Nora appears to be completely under the control of her husband who stands to become very wealthy when he is promoted to a top position in a bank. Ibsen allows Nora to regain some of her autonomy through her ruse to obtain a loan – and then further empowers her by giving her the means to pay back the money. By putting money into Nora’s hands, Ibsen turns the table on tradition and allows a woman character to enjoy her own independence. In 1879, this would be a revolutionary idea.</text:p>
      <text:p text:style-name="P5">Henrik Ibsen was a Norwegian poet, playwright, and theater director. His plays were controversial, often placing women characters in a position to question Victorian society’s moral dictates. Many critics have considered Ibsen the greatest playwright since Shakespeare.</text:p>
      <text:p text:style-name="P2"><text:span text:style-name="T1">I read this play for </text:span><text:span text:style-name="Emphasis"><text:span text:style-name="T1">A Year of Feminist Classics</text:span></text:span><text:span text:style-name="T1"> project which is discussing the play this month. To join in the discussion or learn more about Ibsen and </text:span><text:span text:style-name="Emphasis"><text:span text:style-name="T1">A Doll’s House</text:span></text:span><text:span text:style-name="T1">, </text:span><text:a xlink:type="simple" xlink:href="http://feministclassics.wordpress.com/" text:style-name="ListLabel_20_1" text:visited-style-name="ListLabel_20_1"><text:span text:style-name="Internet_20_link"><text:span text:style-name="T2">visit the dedicated blog for the project</text:span></text:span></text:a><text:span text:style-name="T1">.</text:span></text:p>
      <text:p text:style-name="P5">Readers who are interested in feminist literature will want to add this classic to their reading list.</text:p>
      <text:p text:style-name="P1"><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K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K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K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783d98" style:font-name="Arial1" fo:font-family="Arial" style:font-family-generic="roman" style:font-pitch="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mith Nyagoha</meta:initial-creator>
    <meta:editing-cycles>4</meta:editing-cycles>
    <meta:creation-date>2019-12-02T05:12:00</meta:creation-date>
    <dc:date>2019-12-06T10:11:10.994000000</dc:date>
    <meta:editing-duration>PT17M30S</meta:editing-duration>
    <meta:generator>Trio_Office/6.1.3.2$Windows_x86 LibreOffice_project/</meta:generator>
    <meta:document-statistic meta:table-count="0" meta:image-count="0" meta:object-count="0" meta:page-count="2" meta:paragraph-count="13" meta:word-count="958" meta:character-count="5427" meta:non-whitespace-character-count="44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